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4*"/>
    </style:style>
    <style:style style:name="Table1.B" style:family="table-column">
      <style:table-column-properties style:column-width="1.0542in" style:rel-column-width="9976*"/>
    </style:style>
    <style:style style:name="Table1.C" style:family="table-column">
      <style:table-column-properties style:column-width="1.0556in" style:rel-column-width="9989*"/>
    </style:style>
    <style:style style:name="Table1.D" style:family="table-column">
      <style:table-column-properties style:column-width="3.4306in" style:rel-column-width="32466*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e6e6e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e6e6e6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e6e6e6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2pt" officeooo:paragraph-rsid="00165f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paragraph-rsid="00165fb1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165fb1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65fb1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165fb1"/>
    </style:style>
    <style:style style:name="P6" style:family="paragraph" style:parent-style-name="Table_20_Contents">
      <style:paragraph-properties fo:text-align="start" style:justify-single-word="false"/>
      <style:text-properties style:font-name="Ari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paragraph-rsid="00165fb1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165fb1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2.9945in"/>
          <style:tab-stop style:position="6.9398in" style:type="right"/>
        </style:tab-stops>
      </style:paragraph-properties>
      <style:text-properties style:font-name="Arial" officeooo:paragraph-rsid="00165fb1"/>
    </style:style>
    <style:style style:name="T1" style:family="text">
      <style:text-properties style:text-underline-style="none"/>
    </style:style>
    <style:style style:name="T2" style:family="text">
      <style:text-properties officeooo:rsid="0019ccd9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IU03</text:p>
      <text:p text:style-name="P2">TIME REPORT </text:p>
      <text:p text:style-name="P3"/>
      <text:p text:style-name="P9">Project group: <text:span text:style-name="T2">XX<text:tab/></text:span>Report number: <text:span text:style-name="T2">X<text:tab/></text:span>Date: <text:date style:data-style-name="N84" text:date-value="2015-09-24T09:06:29.517341321" text:fixed="true">2015-09-24</text:date></text:p>
      <text:p text:style-name="P4"/>
      <text:p text:style-name="P5"><text:span text:style-name="T1">1) </text:span>Hours spent on the project and tasks.</text:p>
      <text:p text:style-name="P4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A1" office:value-type="string">
            <text:p text:style-name="P8">Worked hours 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</table:table-row>
      </table:table>
      <text:p text:style-name="P4"/>
      <text:p text:style-name="P5"><text:span text:style-name="T1">2) </text:span>Status of the project.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/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/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arrido</meta:initial-creator>
    <meta:creation-date>2014-09-23T11:12:03</meta:creation-date>
    <dc:date>2015-09-24T09:07:15.302459240</dc:date>
    <dc:creator>Petter Källström</dc:creator>
    <meta:editing-duration>PT3M2S</meta:editing-duration>
    <meta:editing-cycles>4</meta:editing-cycles>
    <meta:generator>LibreOffice/4.2.8.2$Linux_X86_64 LibreOffice_project/420$Build-2</meta:generator>
    <meta:document-statistic meta:table-count="5" meta:image-count="0" meta:object-count="0" meta:page-count="1" meta:paragraph-count="16" meta:word-count="54" meta:character-count="318" meta:non-whitespace-character-count="264"/>
  </office:meta>
</office:document-meta>
</file>